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4cb" officeooo:paragraph-rsid="000af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ld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22:37:47.767249344</meta:creation-date>
    <dc:date>2024-05-11T22:37:55.728238371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7.2$Linux_X86_64 LibreOffice_project/30$Build-2</meta:generator>
  </office:meta>
</office:document-meta>
</file>